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paragraph-rsid="000ce58a"/>
    </style:style>
    <style:style style:name="P2" style:family="paragraph" style:parent-style-name="Standard">
      <style:paragraph-properties fo:line-height="200%" fo:text-align="start" style:justify-single-word="false"/>
      <style:text-properties officeooo:paragraph-rsid="000dda7e"/>
    </style:style>
    <style:style style:name="P3" style:family="paragraph" style:parent-style-name="Standard">
      <style:paragraph-properties fo:text-align="end" style:justify-single-word="false"/>
      <style:text-properties style:font-name="Ubuntu" officeooo:paragraph-rsid="000ce58a"/>
    </style:style>
    <style:style style:name="P4" style:family="paragraph" style:parent-style-name="Standard">
      <style:paragraph-properties fo:text-align="center" style:justify-single-word="false"/>
      <style:text-properties style:font-name="Ubuntu" officeooo:paragraph-rsid="000ce58a"/>
    </style:style>
    <style:style style:name="P5" style:family="paragraph" style:parent-style-name="Standard">
      <style:paragraph-properties fo:line-height="200%" fo:text-align="center" style:justify-single-word="false"/>
      <style:text-properties style:font-name="Ubuntu" fo:font-weight="bold" officeooo:paragraph-rsid="000ce58a" style:font-weight-asian="bold" style:font-weight-complex="bold"/>
    </style:style>
    <style:style style:name="P6" style:family="paragraph" style:parent-style-name="Standard">
      <style:paragraph-properties fo:line-height="200%" fo:text-align="center" style:justify-single-word="false"/>
      <style:text-properties style:font-name="Ubuntu" officeooo:paragraph-rsid="000ce58a"/>
    </style:style>
    <style:style style:name="P7" style:family="paragraph" style:parent-style-name="Standard">
      <style:paragraph-properties fo:line-height="200%" fo:text-align="end" style:justify-single-word="false"/>
      <style:text-properties style:font-name="Ubuntu" officeooo:rsid="000ce58a" officeooo:paragraph-rsid="000ce58a"/>
    </style:style>
    <style:style style:name="P8" style:family="paragraph" style:parent-style-name="Standard">
      <style:paragraph-properties fo:line-height="200%" fo:text-align="start" style:justify-single-word="false"/>
      <style:text-properties style:font-name="Ubuntu" officeooo:rsid="000ce58a" officeooo:paragraph-rsid="000d7584"/>
    </style:style>
    <style:style style:name="P9" style:family="paragraph" style:parent-style-name="Standard">
      <style:paragraph-properties fo:line-height="200%" fo:text-align="end" style:justify-single-word="false"/>
      <style:text-properties style:font-name="Ubuntu" officeooo:rsid="000db46e" officeooo:paragraph-rsid="000db46e"/>
    </style:style>
    <style:style style:name="P10" style:family="paragraph" style:parent-style-name="Standard">
      <style:paragraph-properties fo:line-height="200%" fo:text-align="start" style:justify-single-word="false"/>
      <style:text-properties style:font-name="Ubuntu" officeooo:rsid="000db46e" officeooo:paragraph-rsid="000db46e"/>
    </style:style>
    <style:style style:name="P11" style:family="paragraph" style:parent-style-name="Standard">
      <style:paragraph-properties fo:line-height="200%" fo:text-align="start" style:justify-single-word="false"/>
      <style:text-properties style:font-name="Ubuntu" officeooo:rsid="000dda7e" officeooo:paragraph-rsid="000dda7e"/>
    </style:style>
    <style:style style:name="T1" style:family="text">
      <style:text-properties officeooo:rsid="001f037d"/>
    </style:style>
    <style:style style:name="T2" style:family="text">
      <style:text-properties style:font-name="Ubuntu"/>
    </style:style>
    <style:style style:name="T3" style:family="text">
      <style:text-properties style:font-name="Ubuntu" officeooo:rsid="001f037d"/>
    </style:style>
    <style:style style:name="T4" style:family="text">
      <style:text-properties officeooo:rsid="000ce58a"/>
    </style:style>
    <style:style style:name="T5" style:family="text">
      <style:text-properties officeooo:rsid="000d7584"/>
    </style:style>
    <style:style style:name="T6" style:family="text">
      <style:text-properties officeooo:rsid="000db46e"/>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Ubuntu" fo:font-style="normal" officeooo:rsid="000dda7e" style:font-style-asian="normal" style:font-style-complex="normal"/>
    </style:style>
    <style:style style:name="T10" style:family="text">
      <style:text-properties officeooo:rsid="000ef3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p>
      <text:p text:style-name="P4"/>
      <text:p text:style-name="P4"/>
      <text:p text:style-name="P4"/>
      <text:p text:style-name="P4"/>
      <text:p text:style-name="P4"/>
      <text:p text:style-name="P4"/>
      <text:p text:style-name="P5">Discussion B<text:span text:style-name="T1">oard </text:span><text:span text:style-name="T4">5</text:span><text:span text:style-name="T1">.1 – </text:span><text:span text:style-name="T4">The Console API</text:span></text:p>
      <text:p text:style-name="P6">Eric McCool</text:p>
      <text:p text:style-name="P1"><text:span text:style-name="T2">Bellevue University - </text:span><text:span text:style-name="T3">College</text:span><text:span text:style-name="T2"> of Science and Technology</text:span></text:p>
      <text:p text:style-name="P6">Web231-339A Enterprise JavaScript I</text:p>
      <text:p text:style-name="P6">Professor Krasso</text:p>
      <text:p text:style-name="P6"><text:span text:style-name="T1">November </text:span><text:span text:style-name="T4">15</text:span>, 202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2</text:p>
      <text:p text:style-name="P8"><text:tab/>This week we look at the JavaScript Console API. An API is an “application programming interface.” This is how a program incorporates information from another program. There are thousands of API’s in use today, from stock market prices to baseball scores and everything in between. The Console API was created by Firebug and is used for debugging code (Reuter, Kyeck, 2013). It is a developer tool that can be found in any web browser that supports JavaScript. It can also be used with Node.JS, which <text:span text:style-name="T6">can be</text:span> used for building programs on, <text:span text:style-name="T5">and working with,</text:span> the server-side of a web app <text:span text:style-name="T10">(Flanagan, 2020)</text:span>.</text:p>
      <text:p text:style-name="P8"><text:tab/><text:span text:style-name="T5">The console is a great place to inspect the activities of a running web page. As a development team builds a web app, they can use the console for simple logging, checking and counting, formatted logging, and profiling and timing (2013). All of these features and the methods that come with each allows the development team the ability to see how their web app is performing in real-time. It can show keys, such as a username, or arrays and the information they contain, and of course – errors in the code.</text:span></text:p>
      <text:p text:style-name="P8"><text:span text:style-name="T5"><text:tab/>While the console API is a valuable debugging tool, revealing critical information regarding the performance of a web app during </text:span><text:span text:style-name="T6">development, it is rarely used in deployed code. </text:span></text:p>
      <text:p text:style-name="P8"/>
      <text:p text:style-name="P8"/>
      <text:p text:style-name="P8"/>
      <text:p text:style-name="P8"/>
      <text:p text:style-name="P8"/>
      <text:p text:style-name="P8"/>
      <text:p text:style-name="P8"/>
      <text:p text:style-name="P8"/>
      <text:p text:style-name="P9"><text:soft-page-break/>3</text:p>
      <text:p text:style-name="P10">References</text:p>
      <text:p text:style-name="P10">Flanagan, D., 2020. <text:span text:style-name="T7">“JavaScript – The Definitive Guide Seventh Edition.”</text:span> Pages 317-320. <text:tab/>O’Reilly Media, Inc.,1005 Gravenstein Hwy North, Sebastopol, CA 95472.</text:p>
      <text:p text:style-name="P11">Reuter, M., Kyeck, P., 2013. <text:span text:style-name="T7">“The JavaScript console API.” </text:span><text:span text:style-name="T8">2ality.com by DISQUS, 2022. </text:span></text:p>
      <text:p text:style-name="P2"><text:span text:style-name="T9"><text:tab/></text:span><text:a xlink:type="simple" xlink:href="https://2ality.com/2013/10/console-api.html" text:style-name="Internet_20_link" text:visited-style-name="Visited_20_Internet_20_Link"><text:span text:style-name="T9">https://2ality.com/2013/10/console-api.html</text:span></text:a></text:p>
      <text:p text:style-name="P8"><text:tab/>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5T08:33:56.556781715</meta:creation-date>
    <dc:date>2022-11-15T09:06:37.659328709</dc:date>
    <meta:editing-duration>PT10M20S</meta:editing-duration>
    <meta:editing-cycles>3</meta:editing-cycles>
    <meta:generator>LibreOffice/6.4.7.2$Linux_X86_64 LibreOffice_project/40$Build-2</meta:generator>
    <meta:document-statistic meta:table-count="0" meta:image-count="0" meta:object-count="0" meta:page-count="3" meta:paragraph-count="17" meta:word-count="284" meta:character-count="1768" meta:non-whitespace-character-count="1487"/>
  </office:meta>
</office:document-meta>
</file>